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ahoma1" svg:font-family="Tahoma" style:font-family-generic="swiss"/>
  </office:font-face-decls>
  <office:automatic-styles>
    <style:style style:name="P1" style:family="paragraph" style:parent-style-name="Standard">
      <style:text-properties officeooo:rsid="00194916" officeooo:paragraph-rsid="00194916"/>
    </style:style>
    <style:style style:name="P2" style:family="paragraph" style:parent-style-name="Standard">
      <style:text-properties officeooo:rsid="001a2377" officeooo:paragraph-rsid="001a2377"/>
    </style:style>
    <style:style style:name="P3" style:family="paragraph" style:parent-style-name="Standard">
      <style:text-properties officeooo:rsid="001d9a8e" officeooo:paragraph-rsid="001d9a8e"/>
    </style:style>
    <style:style style:name="P4" style:family="paragraph" style:parent-style-name="Standard">
      <style:text-properties fo:font-weight="bold" officeooo:rsid="00194916" officeooo:paragraph-rsid="00194916" style:font-weight-asian="bold" style:font-weight-complex="bold"/>
    </style:style>
    <style:style style:name="P5" style:family="paragraph" style:parent-style-name="Standard">
      <style:text-properties fo:font-weight="bold" officeooo:rsid="0020c4a6" officeooo:paragraph-rsid="0020c4a6" style:font-weight-asian="bold" style:font-weight-complex="bold"/>
    </style:style>
    <style:style style:name="P6" style:family="paragraph" style:parent-style-name="Standard">
      <style:text-properties fo:font-weight="bold" officeooo:rsid="0036164d" officeooo:paragraph-rsid="0036164d" style:font-weight-asian="bold" style:font-weight-complex="bold"/>
    </style:style>
    <style:style style:name="P7" style:family="paragraph" style:parent-style-name="Standard">
      <style:text-properties fo:font-weight="bold" officeooo:rsid="003a2243" officeooo:paragraph-rsid="003a2243" style:font-weight-asian="bold" style:font-weight-complex="bold"/>
    </style:style>
    <style:style style:name="P8" style:family="paragraph" style:parent-style-name="Standard">
      <style:text-properties fo:font-weight="bold" officeooo:rsid="003bcb36" officeooo:paragraph-rsid="003bcb36" style:font-weight-asian="bold" style:font-weight-complex="bold"/>
    </style:style>
    <style:style style:name="P9" style:family="paragraph" style:parent-style-name="Standard">
      <style:text-properties fo:font-weight="bold" officeooo:rsid="004ace83" officeooo:paragraph-rsid="004ace83" style:font-weight-asian="bold" style:font-weight-complex="bold"/>
    </style:style>
    <style:style style:name="P10" style:family="paragraph" style:parent-style-name="Standard">
      <style:text-properties fo:font-weight="bold" officeooo:rsid="0063b933" officeooo:paragraph-rsid="0063b933" style:font-weight-asian="bold" style:font-weight-complex="bold"/>
    </style:style>
    <style:style style:name="P11" style:family="paragraph" style:parent-style-name="Standard">
      <style:text-properties fo:font-weight="bold" officeooo:rsid="009719a0" officeooo:paragraph-rsid="009719a0" style:font-weight-asian="bold" style:font-weight-complex="bold"/>
    </style:style>
    <style:style style:name="P12" style:family="paragraph" style:parent-style-name="Standard">
      <style:text-properties fo:font-weight="bold" officeooo:rsid="00a2b781" officeooo:paragraph-rsid="00a2b781" style:font-weight-asian="bold" style:font-weight-complex="bold"/>
    </style:style>
    <style:style style:name="P13" style:family="paragraph" style:parent-style-name="Standard">
      <style:text-properties fo:font-weight="bold" officeooo:rsid="00a3fdea" officeooo:paragraph-rsid="00a3fdea" style:font-weight-asian="bold" style:font-weight-complex="bold"/>
    </style:style>
    <style:style style:name="P14" style:family="paragraph" style:parent-style-name="Standard">
      <style:text-properties fo:font-weight="bold" officeooo:rsid="00a6f3c3" officeooo:paragraph-rsid="00a6f3c3" style:font-weight-asian="bold" style:font-weight-complex="bold"/>
    </style:style>
    <style:style style:name="P15" style:family="paragraph" style:parent-style-name="Standard">
      <style:text-properties fo:font-weight="bold" officeooo:rsid="00aeda1c" officeooo:paragraph-rsid="00aeda1c" style:font-weight-asian="bold" style:font-weight-complex="bold"/>
    </style:style>
    <style:style style:name="P16" style:family="paragraph" style:parent-style-name="Standard">
      <style:text-properties officeooo:rsid="001e4714" officeooo:paragraph-rsid="001e4714"/>
    </style:style>
    <style:style style:name="P17" style:family="paragraph" style:parent-style-name="Standard">
      <style:text-properties officeooo:rsid="001edf34" officeooo:paragraph-rsid="001edf34"/>
    </style:style>
    <style:style style:name="P18" style:family="paragraph" style:parent-style-name="Standard">
      <style:text-properties officeooo:rsid="001f497a" officeooo:paragraph-rsid="001f497a"/>
    </style:style>
    <style:style style:name="P19" style:family="paragraph" style:parent-style-name="Standard">
      <style:text-properties officeooo:rsid="0020c4a6" officeooo:paragraph-rsid="0020c4a6"/>
    </style:style>
    <style:style style:name="P20" style:family="paragraph" style:parent-style-name="Standard">
      <style:text-properties officeooo:rsid="00221423" officeooo:paragraph-rsid="00221423"/>
    </style:style>
    <style:style style:name="P21" style:family="paragraph" style:parent-style-name="Standard">
      <style:text-properties fo:color="#bf819e" loext:opacity="100%" fo:font-weight="bold" officeooo:rsid="00221423" officeooo:paragraph-rsid="00221423" style:font-weight-asian="bold" style:font-weight-complex="bold"/>
    </style:style>
    <style:style style:name="P22" style:family="paragraph" style:parent-style-name="Standard">
      <style:text-properties fo:color="#bf819e" loext:opacity="100%" fo:font-weight="bold" officeooo:rsid="0096847c" officeooo:paragraph-rsid="0096847c" style:font-weight-asian="bold" style:font-weight-complex="bold"/>
    </style:style>
    <style:style style:name="P23" style:family="paragraph" style:parent-style-name="Standard">
      <style:text-properties fo:color="#ff8000" loext:opacity="100%" fo:font-weight="bold" officeooo:rsid="00221423" officeooo:paragraph-rsid="00221423" style:font-weight-asian="bold" style:font-weight-complex="bold"/>
    </style:style>
    <style:style style:name="P24" style:family="paragraph" style:parent-style-name="Standard">
      <style:text-properties fo:color="#ff8000" loext:opacity="100%" fo:font-weight="bold" officeooo:rsid="00221423" officeooo:paragraph-rsid="007035e2" style:font-weight-asian="bold" style:font-weight-complex="bold"/>
    </style:style>
    <style:style style:name="P25" style:family="paragraph" style:parent-style-name="Standard">
      <style:text-properties officeooo:rsid="0022bfa8" officeooo:paragraph-rsid="0022bfa8"/>
    </style:style>
    <style:style style:name="P26" style:family="paragraph" style:parent-style-name="Standard">
      <style:text-properties officeooo:rsid="002624f1" officeooo:paragraph-rsid="002624f1"/>
    </style:style>
    <style:style style:name="P27" style:family="paragraph" style:parent-style-name="Standard">
      <style:text-properties officeooo:rsid="00281b48" officeooo:paragraph-rsid="00281b48"/>
    </style:style>
    <style:style style:name="P28" style:family="paragraph" style:parent-style-name="Standard">
      <style:text-properties officeooo:rsid="00297f05" officeooo:paragraph-rsid="00297f05"/>
    </style:style>
    <style:style style:name="P29" style:family="paragraph" style:parent-style-name="Standard">
      <style:text-properties officeooo:rsid="002b196a" officeooo:paragraph-rsid="002b196a"/>
    </style:style>
    <style:style style:name="P30" style:family="paragraph" style:parent-style-name="Standard">
      <style:text-properties officeooo:rsid="002b2131" officeooo:paragraph-rsid="002b2131"/>
    </style:style>
    <style:style style:name="P31" style:family="paragraph" style:parent-style-name="Standard">
      <style:text-properties officeooo:rsid="002bc3f5" officeooo:paragraph-rsid="002bc3f5"/>
    </style:style>
    <style:style style:name="P32" style:family="paragraph" style:parent-style-name="Standard">
      <style:text-properties officeooo:rsid="002e2e98" officeooo:paragraph-rsid="002e2e98"/>
    </style:style>
    <style:style style:name="P33" style:family="paragraph" style:parent-style-name="Standard">
      <style:text-properties officeooo:rsid="0032338f" officeooo:paragraph-rsid="0032338f"/>
    </style:style>
    <style:style style:name="P34" style:family="paragraph" style:parent-style-name="Standard">
      <style:text-properties officeooo:rsid="0032338f" officeooo:paragraph-rsid="0036164d"/>
    </style:style>
    <style:style style:name="P35" style:family="paragraph" style:parent-style-name="Standard">
      <style:text-properties officeooo:rsid="0034bfe5" officeooo:paragraph-rsid="0034bfe5"/>
    </style:style>
    <style:style style:name="P36" style:family="paragraph" style:parent-style-name="Standard">
      <style:text-properties officeooo:rsid="0036164d" officeooo:paragraph-rsid="0036164d"/>
    </style:style>
    <style:style style:name="P37" style:family="paragraph" style:parent-style-name="Standard">
      <style:text-properties fo:font-style="italic" style:text-underline-style="solid" style:text-underline-width="auto" style:text-underline-color="font-color" fo:font-weight="bold" officeooo:rsid="0032338f" officeooo:paragraph-rsid="0032338f" style:font-style-asian="italic" style:font-weight-asian="bold" style:font-style-complex="italic" style:font-weight-complex="bold"/>
    </style:style>
    <style:style style:name="P38" style:family="paragraph" style:parent-style-name="Standard">
      <style:text-properties fo:font-style="italic" officeooo:rsid="004ef979" officeooo:paragraph-rsid="004ef979" style:font-style-asian="italic" style:font-style-complex="italic"/>
    </style:style>
    <style:style style:name="P39" style:family="paragraph" style:parent-style-name="Standard">
      <style:text-properties officeooo:rsid="001a2377" officeooo:paragraph-rsid="001a2377" fo:background-color="#ffff00"/>
    </style:style>
    <style:style style:name="P40" style:family="paragraph" style:parent-style-name="Standard">
      <style:text-properties officeooo:rsid="00332f66" officeooo:paragraph-rsid="00332f66" fo:background-color="#ffff00"/>
    </style:style>
    <style:style style:name="P41" style:family="paragraph" style:parent-style-name="Standard">
      <style:text-properties officeooo:rsid="0037a61b" officeooo:paragraph-rsid="0037a61b"/>
    </style:style>
    <style:style style:name="P42" style:family="paragraph" style:parent-style-name="Standard">
      <style:text-properties officeooo:rsid="0039775e" officeooo:paragraph-rsid="0039775e"/>
    </style:style>
    <style:style style:name="P43" style:family="paragraph" style:parent-style-name="Standard">
      <style:text-properties officeooo:rsid="003d36c2" officeooo:paragraph-rsid="003d36c2"/>
    </style:style>
    <style:style style:name="P44" style:family="paragraph" style:parent-style-name="Standard">
      <style:text-properties officeooo:rsid="003d50ce" officeooo:paragraph-rsid="003d50ce"/>
    </style:style>
    <style:style style:name="P45" style:family="paragraph" style:parent-style-name="Standard">
      <style:text-properties officeooo:rsid="003ef1b1" officeooo:paragraph-rsid="003ef1b1"/>
    </style:style>
    <style:style style:name="P46" style:family="paragraph" style:parent-style-name="Standard">
      <style:text-properties officeooo:rsid="00430693" officeooo:paragraph-rsid="00430693"/>
    </style:style>
    <style:style style:name="P47" style:family="paragraph" style:parent-style-name="Standard">
      <style:text-properties officeooo:rsid="00439721" officeooo:paragraph-rsid="00439721"/>
    </style:style>
    <style:style style:name="P48" style:family="paragraph" style:parent-style-name="Standard">
      <style:text-properties officeooo:rsid="00439721" officeooo:paragraph-rsid="0044bb5e"/>
    </style:style>
    <style:style style:name="P49" style:family="paragraph" style:parent-style-name="Standard">
      <style:text-properties officeooo:rsid="0044bb5e" officeooo:paragraph-rsid="0044bb5e"/>
    </style:style>
    <style:style style:name="P50" style:family="paragraph" style:parent-style-name="Standard">
      <style:text-properties officeooo:rsid="004585a9" officeooo:paragraph-rsid="004585a9"/>
    </style:style>
    <style:style style:name="P51" style:family="paragraph" style:parent-style-name="Standard">
      <style:text-properties style:text-underline-style="solid" style:text-underline-width="auto" style:text-underline-color="font-color" fo:font-weight="bold" officeooo:rsid="004585a9" officeooo:paragraph-rsid="004585a9" style:font-weight-asian="bold" style:font-weight-complex="bold"/>
    </style:style>
    <style:style style:name="P52" style:family="paragraph" style:parent-style-name="Standard">
      <style:text-properties fo:color="#a1467e" loext:opacity="100%" style:text-underline-style="solid" style:text-underline-width="auto" style:text-underline-color="font-color" fo:font-weight="bold" officeooo:rsid="00221423" officeooo:paragraph-rsid="00221423" style:font-weight-asian="bold" style:font-weight-complex="bold"/>
    </style:style>
    <style:style style:name="P53" style:family="paragraph" style:parent-style-name="Standard">
      <style:text-properties officeooo:rsid="00464be9" officeooo:paragraph-rsid="00464be9"/>
    </style:style>
    <style:style style:name="P54" style:family="paragraph" style:parent-style-name="Standard">
      <style:text-properties officeooo:rsid="00484270" officeooo:paragraph-rsid="00484270"/>
    </style:style>
    <style:style style:name="P55" style:family="paragraph" style:parent-style-name="Standard">
      <style:text-properties officeooo:rsid="004a694b" officeooo:paragraph-rsid="004a694b"/>
    </style:style>
    <style:style style:name="P56" style:family="paragraph" style:parent-style-name="Standard">
      <style:text-properties officeooo:rsid="004ace83" officeooo:paragraph-rsid="004ace83"/>
    </style:style>
    <style:style style:name="P57" style:family="paragraph" style:parent-style-name="Standard">
      <style:text-properties officeooo:rsid="004d9c8e" officeooo:paragraph-rsid="004d9c8e"/>
    </style:style>
    <style:style style:name="P58" style:family="paragraph" style:parent-style-name="Standard">
      <style:text-properties officeooo:rsid="004ef979" officeooo:paragraph-rsid="004ef979"/>
    </style:style>
    <style:style style:name="P59" style:family="paragraph" style:parent-style-name="Standard">
      <style:text-properties fo:font-style="normal" officeooo:rsid="004fa085" officeooo:paragraph-rsid="004fa085" style:font-style-asian="normal" style:font-style-complex="normal"/>
    </style:style>
    <style:style style:name="P60" style:family="paragraph" style:parent-style-name="Standard">
      <style:text-properties fo:font-style="normal" officeooo:rsid="0050aa74" officeooo:paragraph-rsid="0050aa74" style:font-style-asian="normal" style:font-style-complex="normal"/>
    </style:style>
    <style:style style:name="P61" style:family="paragraph" style:parent-style-name="Standard">
      <style:text-properties fo:font-style="normal" officeooo:rsid="005146b8" officeooo:paragraph-rsid="005146b8" style:font-style-asian="normal" style:font-style-complex="normal"/>
    </style:style>
    <style:style style:name="P62" style:family="paragraph" style:parent-style-name="Standard">
      <style:text-properties fo:font-style="normal" officeooo:rsid="00547946" officeooo:paragraph-rsid="00547946" style:font-style-asian="normal" style:font-style-complex="normal"/>
    </style:style>
    <style:style style:name="P63" style:family="paragraph" style:parent-style-name="Standard">
      <style:text-properties fo:font-style="normal" officeooo:rsid="00547946" officeooo:paragraph-rsid="0060317c" style:font-style-asian="normal" style:font-style-complex="normal"/>
    </style:style>
    <style:style style:name="P64" style:family="paragraph" style:parent-style-name="Standard">
      <style:text-properties fo:font-style="normal" officeooo:rsid="00575312" officeooo:paragraph-rsid="00575312" style:font-style-asian="normal" style:font-style-complex="normal"/>
    </style:style>
    <style:style style:name="P65" style:family="paragraph" style:parent-style-name="Standard">
      <style:text-properties fo:font-style="normal" officeooo:rsid="005c067a" officeooo:paragraph-rsid="005c067a" style:font-style-asian="normal" style:font-style-complex="normal"/>
    </style:style>
    <style:style style:name="P66" style:family="paragraph" style:parent-style-name="Standard">
      <style:text-properties fo:font-style="normal" officeooo:rsid="005c11af" officeooo:paragraph-rsid="005c11af" style:font-style-asian="normal" style:font-style-complex="normal"/>
    </style:style>
    <style:style style:name="P67" style:family="paragraph" style:parent-style-name="Standard">
      <style:text-properties fo:font-style="normal" officeooo:rsid="0056287c" officeooo:paragraph-rsid="0060317c" style:font-style-asian="normal" style:font-style-complex="normal"/>
    </style:style>
    <style:style style:name="P68" style:family="paragraph" style:parent-style-name="Standard">
      <style:text-properties officeooo:rsid="005eeffe" officeooo:paragraph-rsid="005eeffe"/>
    </style:style>
    <style:style style:name="P69" style:family="paragraph" style:parent-style-name="Standard">
      <style:text-properties fo:color="#ff4000" loext:opacity="100%" fo:font-style="normal" fo:font-weight="bold" officeooo:rsid="004fa085" officeooo:paragraph-rsid="004fa085" style:font-style-asian="normal" style:font-weight-asian="bold" style:font-style-complex="normal" style:font-weight-complex="bold"/>
    </style:style>
    <style:style style:name="P70" style:family="paragraph" style:parent-style-name="Standard">
      <style:text-properties fo:color="#ff4000" loext:opacity="100%" fo:font-style="normal" officeooo:rsid="00547946" officeooo:paragraph-rsid="0060317c" style:font-style-asian="normal" style:font-style-complex="normal"/>
    </style:style>
    <style:style style:name="P71" style:family="paragraph" style:parent-style-name="Standard">
      <style:text-properties officeooo:rsid="00607023" officeooo:paragraph-rsid="00607023"/>
    </style:style>
    <style:style style:name="P72" style:family="paragraph" style:parent-style-name="Standard">
      <style:text-properties officeooo:rsid="006263e9" officeooo:paragraph-rsid="006263e9"/>
    </style:style>
    <style:style style:name="P73" style:family="paragraph" style:parent-style-name="Standard">
      <style:text-properties officeooo:rsid="0063b933" officeooo:paragraph-rsid="0063b933"/>
    </style:style>
    <style:style style:name="P74" style:family="paragraph" style:parent-style-name="Standard">
      <style:text-properties officeooo:rsid="0065c6ec" officeooo:paragraph-rsid="0065c6ec"/>
    </style:style>
    <style:style style:name="P75" style:family="paragraph" style:parent-style-name="Standard">
      <style:text-properties officeooo:rsid="006835d5" officeooo:paragraph-rsid="006835d5"/>
    </style:style>
    <style:style style:name="P76" style:family="paragraph" style:parent-style-name="Standard">
      <style:text-properties fo:color="#ffaa95" loext:opacity="100%" fo:font-weight="bold" officeooo:rsid="0065c6ec" officeooo:paragraph-rsid="0065c6ec" style:font-weight-asian="bold" style:font-weight-complex="bold"/>
    </style:style>
    <style:style style:name="P77" style:family="paragraph" style:parent-style-name="Standard">
      <style:text-properties officeooo:rsid="00686b65" officeooo:paragraph-rsid="00686b65"/>
    </style:style>
    <style:style style:name="P78" style:family="paragraph" style:parent-style-name="Standard">
      <style:text-properties officeooo:rsid="00693ec5" officeooo:paragraph-rsid="00693ec5"/>
    </style:style>
    <style:style style:name="P79" style:family="paragraph" style:parent-style-name="Standard">
      <style:text-properties officeooo:paragraph-rsid="00693ec5"/>
    </style:style>
    <style:style style:name="P80" style:family="paragraph" style:parent-style-name="Standard">
      <style:text-properties officeooo:rsid="006aee69" officeooo:paragraph-rsid="006aee69"/>
    </style:style>
    <style:style style:name="P81" style:family="paragraph" style:parent-style-name="Standard">
      <style:text-properties officeooo:rsid="006aee69" officeooo:paragraph-rsid="00693ec5"/>
    </style:style>
    <style:style style:name="P82" style:family="paragraph" style:parent-style-name="Standard">
      <style:text-properties officeooo:rsid="006bd4cd" officeooo:paragraph-rsid="006bd4cd"/>
    </style:style>
    <style:style style:name="P83" style:family="paragraph" style:parent-style-name="Standard">
      <style:text-properties fo:color="#c9211e" loext:opacity="100%" fo:font-weight="bold" officeooo:rsid="00686b65" officeooo:paragraph-rsid="00686b65" style:font-weight-asian="bold" style:font-weight-complex="bold"/>
    </style:style>
    <style:style style:name="P84" style:family="paragraph" style:parent-style-name="Standard">
      <style:text-properties fo:color="#c9211e" loext:opacity="100%" fo:font-weight="bold" officeooo:rsid="0085f791" officeooo:paragraph-rsid="0085f791" style:font-weight-asian="bold" style:font-weight-complex="bold"/>
    </style:style>
    <style:style style:name="P85" style:family="paragraph" style:parent-style-name="Standard">
      <style:text-properties fo:color="#c9211e" loext:opacity="100%" fo:font-weight="bold" officeooo:rsid="008ab56b" officeooo:paragraph-rsid="008ab56b" style:font-weight-asian="bold" style:font-weight-complex="bold"/>
    </style:style>
    <style:style style:name="P86" style:family="paragraph" style:parent-style-name="Standard">
      <style:text-properties fo:color="#c9211e" loext:opacity="100%" fo:font-weight="bold" officeooo:rsid="008d0b00" officeooo:paragraph-rsid="008d0b00" style:font-weight-asian="bold" style:font-weight-complex="bold"/>
    </style:style>
    <style:style style:name="P87" style:family="paragraph" style:parent-style-name="Standard">
      <style:text-properties fo:color="#c9211e" loext:opacity="100%" fo:font-weight="bold" officeooo:rsid="00a1371c" officeooo:paragraph-rsid="00a1371c" style:font-weight-asian="bold" style:font-weight-complex="bold"/>
    </style:style>
    <style:style style:name="P88" style:family="paragraph" style:parent-style-name="Standard">
      <style:text-properties officeooo:rsid="006d0c9a" officeooo:paragraph-rsid="006d0c9a"/>
    </style:style>
    <style:style style:name="P89" style:family="paragraph" style:parent-style-name="Standard">
      <style:text-properties officeooo:rsid="006f00f3" officeooo:paragraph-rsid="006f00f3"/>
    </style:style>
    <style:style style:name="P90" style:family="paragraph" style:parent-style-name="Standard">
      <style:text-properties officeooo:rsid="007035e2" officeooo:paragraph-rsid="007035e2"/>
    </style:style>
    <style:style style:name="P91" style:family="paragraph" style:parent-style-name="Standard">
      <style:text-properties officeooo:rsid="0073362d" officeooo:paragraph-rsid="0073362d"/>
    </style:style>
    <style:style style:name="P92" style:family="paragraph" style:parent-style-name="Standard">
      <style:text-properties officeooo:rsid="00747191" officeooo:paragraph-rsid="00747191"/>
    </style:style>
    <style:style style:name="P93" style:family="paragraph" style:parent-style-name="Standard">
      <style:text-properties officeooo:rsid="0075abe1" officeooo:paragraph-rsid="0075abe1"/>
    </style:style>
    <style:style style:name="P94" style:family="paragraph" style:parent-style-name="Standard">
      <style:text-properties fo:color="#8d1d75" loext:opacity="100%" fo:font-weight="bold" officeooo:rsid="007035e2" officeooo:paragraph-rsid="007035e2" style:font-weight-asian="bold" style:font-weight-complex="bold"/>
    </style:style>
    <style:style style:name="P95" style:family="paragraph" style:parent-style-name="Standard">
      <style:text-properties fo:color="#8d1d75" loext:opacity="100%" fo:font-weight="bold" officeooo:rsid="007035e2" officeooo:paragraph-rsid="0075abe1" style:font-weight-asian="bold" style:font-weight-complex="bold"/>
    </style:style>
    <style:style style:name="P96" style:family="paragraph" style:parent-style-name="Standard">
      <style:text-properties officeooo:rsid="0078b1d3" officeooo:paragraph-rsid="0078b1d3"/>
    </style:style>
    <style:style style:name="P97" style:family="paragraph" style:parent-style-name="Standard">
      <style:text-properties officeooo:rsid="007a86ac" officeooo:paragraph-rsid="007a86ac"/>
    </style:style>
    <style:style style:name="P98" style:family="paragraph" style:parent-style-name="Standard">
      <style:text-properties officeooo:rsid="007c2ff6" officeooo:paragraph-rsid="007c2ff6"/>
    </style:style>
    <style:style style:name="P99" style:family="paragraph" style:parent-style-name="Standard">
      <style:text-properties officeooo:rsid="007e65d0" officeooo:paragraph-rsid="007e65d0"/>
    </style:style>
    <style:style style:name="P100" style:family="paragraph" style:parent-style-name="Standard">
      <style:text-properties officeooo:rsid="00807439" officeooo:paragraph-rsid="00807439"/>
    </style:style>
    <style:style style:name="P101" style:family="paragraph" style:parent-style-name="Standard">
      <style:text-properties fo:color="#800080" loext:opacity="100%" fo:font-weight="bold" officeooo:rsid="00807439" officeooo:paragraph-rsid="00807439" style:font-weight-asian="bold" style:font-weight-complex="bold"/>
    </style:style>
    <style:style style:name="P102" style:family="paragraph" style:parent-style-name="Standard">
      <style:text-properties fo:color="#000000" loext:opacity="100%" fo:font-weight="normal" officeooo:rsid="0081e976" officeooo:paragraph-rsid="0081e976" style:font-weight-asian="normal" style:font-weight-complex="normal"/>
    </style:style>
    <style:style style:name="P103" style:family="paragraph" style:parent-style-name="Standard">
      <style:text-properties fo:color="#000000" loext:opacity="100%" fo:font-weight="normal" officeooo:rsid="0083645e" officeooo:paragraph-rsid="0083645e" style:font-weight-asian="normal" style:font-weight-complex="normal"/>
    </style:style>
    <style:style style:name="P104" style:family="paragraph" style:parent-style-name="Standard">
      <style:text-properties officeooo:rsid="00841dcc" officeooo:paragraph-rsid="00841dcc"/>
    </style:style>
    <style:style style:name="P105" style:family="paragraph" style:parent-style-name="Standard">
      <style:text-properties officeooo:rsid="0085f791" officeooo:paragraph-rsid="0085f791"/>
    </style:style>
    <style:style style:name="P106" style:family="paragraph" style:parent-style-name="Standard">
      <style:text-properties officeooo:rsid="00874457" officeooo:paragraph-rsid="00874457"/>
    </style:style>
    <style:style style:name="P107" style:family="paragraph" style:parent-style-name="Standard">
      <style:text-properties officeooo:rsid="00894303" officeooo:paragraph-rsid="00894303"/>
    </style:style>
    <style:style style:name="P108" style:family="paragraph" style:parent-style-name="Standard">
      <style:text-properties officeooo:rsid="008ab56b" officeooo:paragraph-rsid="008ab56b"/>
    </style:style>
    <style:style style:name="P109" style:family="paragraph" style:parent-style-name="Standard">
      <style:text-properties officeooo:rsid="008b192d" officeooo:paragraph-rsid="008b192d"/>
    </style:style>
    <style:style style:name="P110" style:family="paragraph" style:parent-style-name="Standard">
      <style:text-properties officeooo:rsid="008d0b00" officeooo:paragraph-rsid="008d0b00"/>
    </style:style>
    <style:style style:name="P111" style:family="paragraph" style:parent-style-name="Standard">
      <style:text-properties officeooo:rsid="0091c95c" officeooo:paragraph-rsid="0091c95c"/>
    </style:style>
    <style:style style:name="P112" style:family="paragraph" style:parent-style-name="Standard">
      <style:text-properties officeooo:rsid="0091e04a" officeooo:paragraph-rsid="0091e04a"/>
    </style:style>
    <style:style style:name="P113" style:family="paragraph" style:parent-style-name="Standard">
      <style:text-properties officeooo:rsid="0093b114" officeooo:paragraph-rsid="0093b114"/>
    </style:style>
    <style:style style:name="P114" style:family="paragraph" style:parent-style-name="Standard">
      <style:text-properties officeooo:rsid="0095e296" officeooo:paragraph-rsid="0095e296"/>
    </style:style>
    <style:style style:name="P115" style:family="paragraph" style:parent-style-name="Standard">
      <style:text-properties officeooo:rsid="0096847c" officeooo:paragraph-rsid="0096847c"/>
    </style:style>
    <style:style style:name="P116" style:family="paragraph" style:parent-style-name="Standard">
      <style:text-properties officeooo:rsid="009719a0" officeooo:paragraph-rsid="009719a0"/>
    </style:style>
    <style:style style:name="P117" style:family="paragraph" style:parent-style-name="Standard">
      <style:text-properties officeooo:rsid="009816d2" officeooo:paragraph-rsid="009816d2"/>
    </style:style>
    <style:style style:name="P118" style:family="paragraph" style:parent-style-name="Standard">
      <style:text-properties officeooo:rsid="009b549d" officeooo:paragraph-rsid="009b549d"/>
    </style:style>
    <style:style style:name="P119" style:family="paragraph" style:parent-style-name="Standard">
      <style:text-properties officeooo:rsid="009c28fe" officeooo:paragraph-rsid="009c28fe"/>
    </style:style>
    <style:style style:name="P120" style:family="paragraph" style:parent-style-name="Standard">
      <style:text-properties officeooo:rsid="009cfe29" officeooo:paragraph-rsid="009cfe29"/>
    </style:style>
    <style:style style:name="P121" style:family="paragraph" style:parent-style-name="Standard">
      <style:text-properties officeooo:rsid="009f46bb" officeooo:paragraph-rsid="009f46bb"/>
    </style:style>
    <style:style style:name="P122" style:family="paragraph" style:parent-style-name="Standard">
      <style:text-properties officeooo:rsid="009ddc1d" officeooo:paragraph-rsid="009ddc1d"/>
    </style:style>
    <style:style style:name="P123" style:family="paragraph" style:parent-style-name="Standard">
      <style:text-properties officeooo:rsid="00a1371c" officeooo:paragraph-rsid="00a1371c"/>
    </style:style>
    <style:style style:name="P124" style:family="paragraph" style:parent-style-name="Standard">
      <style:text-properties officeooo:rsid="00a2b781" officeooo:paragraph-rsid="00a2b781"/>
    </style:style>
    <style:style style:name="P125" style:family="paragraph" style:parent-style-name="Standard">
      <style:text-properties officeooo:rsid="00a3bd2a" officeooo:paragraph-rsid="00a3bd2a"/>
    </style:style>
    <style:style style:name="P126" style:family="paragraph" style:parent-style-name="Standard">
      <style:text-properties officeooo:rsid="00a3fdea" officeooo:paragraph-rsid="00a3fdea"/>
    </style:style>
    <style:style style:name="P127" style:family="paragraph" style:parent-style-name="Standard">
      <style:text-properties officeooo:rsid="00a5a370" officeooo:paragraph-rsid="00a5a370"/>
    </style:style>
    <style:style style:name="P128" style:family="paragraph" style:parent-style-name="Standard">
      <style:text-properties officeooo:rsid="00a6f3c3" officeooo:paragraph-rsid="00a6f3c3"/>
    </style:style>
    <style:style style:name="P129" style:family="paragraph" style:parent-style-name="Standard">
      <style:text-properties officeooo:rsid="00a8687f" officeooo:paragraph-rsid="00a8687f"/>
    </style:style>
    <style:style style:name="P130" style:family="paragraph" style:parent-style-name="Standard">
      <style:text-properties officeooo:rsid="00aab15a" officeooo:paragraph-rsid="00aab15a"/>
    </style:style>
    <style:style style:name="P131" style:family="paragraph" style:parent-style-name="Standard">
      <style:text-properties officeooo:rsid="00ab658f" officeooo:paragraph-rsid="00ab658f"/>
    </style:style>
    <style:style style:name="P132" style:family="paragraph" style:parent-style-name="Standard">
      <style:text-properties officeooo:rsid="00ab8222" officeooo:paragraph-rsid="00ab8222"/>
    </style:style>
    <style:style style:name="P133" style:family="paragraph" style:parent-style-name="Standard">
      <style:text-properties officeooo:rsid="00ac92e1" officeooo:paragraph-rsid="00ac92e1"/>
    </style:style>
    <style:style style:name="P134" style:family="paragraph" style:parent-style-name="Standard">
      <style:text-properties officeooo:rsid="00ae0ee2" officeooo:paragraph-rsid="00ae0ee2"/>
    </style:style>
    <style:style style:name="P135" style:family="paragraph" style:parent-style-name="Standard">
      <style:text-properties officeooo:rsid="00ae8216" officeooo:paragraph-rsid="00ae8216"/>
    </style:style>
    <style:style style:name="P136" style:family="paragraph" style:parent-style-name="Standard">
      <style:text-properties fo:color="#ffa6a6" loext:opacity="100%" fo:font-weight="bold" officeooo:rsid="00ae8216" officeooo:paragraph-rsid="00ae8216" style:font-weight-asian="bold" style:font-weight-complex="bold"/>
    </style:style>
    <style:style style:name="P137" style:family="paragraph" style:parent-style-name="Standard">
      <style:text-properties officeooo:rsid="00aeda1c" officeooo:paragraph-rsid="00aeda1c"/>
    </style:style>
    <style:style style:name="P138" style:family="paragraph" style:parent-style-name="Standard">
      <style:text-properties officeooo:rsid="00b104c1" officeooo:paragraph-rsid="00b104c1"/>
    </style:style>
    <style:style style:name="P139" style:family="paragraph" style:parent-style-name="Standard" style:list-style-name="L1">
      <style:text-properties officeooo:rsid="009b549d" officeooo:paragraph-rsid="009b549d"/>
    </style:style>
    <style:style style:name="P140" style:family="paragraph" style:parent-style-name="Standard" style:list-style-name="L2">
      <style:text-properties officeooo:rsid="009c28fe" officeooo:paragraph-rsid="009c28fe"/>
    </style:style>
    <style:style style:name="P141" style:family="paragraph" style:parent-style-name="Standard" style:list-style-name="L3">
      <style:text-properties officeooo:rsid="009f46bb" officeooo:paragraph-rsid="009f46bb"/>
    </style:style>
    <style:style style:name="P142" style:family="paragraph" style:parent-style-name="Standard" style:list-style-name="L4">
      <style:text-properties officeooo:rsid="00a1371c" officeooo:paragraph-rsid="00a1371c"/>
    </style:style>
    <style:style style:name="P143" style:family="paragraph" style:parent-style-name="Standard" style:list-style-name="L5">
      <style:text-properties officeooo:rsid="00a3bd2a" officeooo:paragraph-rsid="00a3bd2a"/>
    </style:style>
    <style:style style:name="P144" style:family="paragraph" style:parent-style-name="Standard" style:list-style-name="L6">
      <style:text-properties officeooo:rsid="00a5a370" officeooo:paragraph-rsid="00a5a370"/>
    </style:style>
    <style:style style:name="P145" style:family="paragraph" style:parent-style-name="Standard" style:list-style-name="L7">
      <style:text-properties officeooo:rsid="00a8687f" officeooo:paragraph-rsid="00a8687f"/>
    </style:style>
    <style:style style:name="P146" style:family="paragraph" style:parent-style-name="Standard" style:list-style-name="L8">
      <style:text-properties officeooo:rsid="00ac92e1" officeooo:paragraph-rsid="00ac92e1"/>
    </style:style>
    <style:style style:name="P147" style:family="paragraph" style:parent-style-name="Standard" style:list-style-name="L9">
      <style:text-properties officeooo:rsid="00ae0ee2" officeooo:paragraph-rsid="00ae0ee2"/>
    </style:style>
    <style:style style:name="P148" style:family="paragraph" style:parent-style-name="Standard">
      <style:text-properties officeooo:rsid="00b447c4" officeooo:paragraph-rsid="00b447c4"/>
    </style:style>
    <style:style style:name="P149" style:family="paragraph" style:parent-style-name="Standard">
      <style:text-properties officeooo:rsid="00b53e56" officeooo:paragraph-rsid="00b53e56"/>
    </style:style>
    <style:style style:name="T1" style:family="text">
      <style:text-properties officeooo:rsid="001a8da5"/>
    </style:style>
    <style:style style:name="T2" style:family="text">
      <style:text-properties fo:font-weight="bold" style:font-weight-asian="bold" style:font-weight-complex="bold"/>
    </style:style>
    <style:style style:name="T3" style:family="text">
      <style:text-properties fo:font-weight="bold" officeooo:rsid="00221423" style:font-weight-asian="bold" style:font-weight-complex="bold"/>
    </style:style>
    <style:style style:name="T4" style:family="text">
      <style:text-properties fo:font-weight="bold" officeooo:rsid="001edf34" style:font-weight-asian="bold" style:font-weight-complex="bold"/>
    </style:style>
    <style:style style:name="T5" style:family="text">
      <style:text-properties fo:font-weight="bold" officeooo:rsid="0060317c"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a8da5" style:font-style-asian="italic" style:font-style-complex="italic"/>
    </style:style>
    <style:style style:name="T8" style:family="text">
      <style:text-properties fo:font-style="italic" officeooo:rsid="00226200"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e16a9"/>
    </style:style>
    <style:style style:name="T12" style:family="text">
      <style:text-properties officeooo:rsid="001edf34"/>
    </style:style>
    <style:style style:name="T13" style:family="text">
      <style:text-properties officeooo:rsid="00226200"/>
    </style:style>
    <style:style style:name="T14" style:family="text">
      <style:text-properties officeooo:rsid="00252188"/>
    </style:style>
    <style:style style:name="T15" style:family="text">
      <style:text-properties officeooo:rsid="002c20eb"/>
    </style:style>
    <style:style style:name="T16" style:family="text">
      <style:text-properties officeooo:rsid="002d5e32"/>
    </style:style>
    <style:style style:name="T17" style:family="text">
      <style:text-properties officeooo:rsid="00332f66"/>
    </style:style>
    <style:style style:name="T18" style:family="text">
      <style:text-properties officeooo:rsid="0034bfe5"/>
    </style:style>
    <style:style style:name="T19" style:family="text">
      <style:text-properties officeooo:rsid="0039775e"/>
    </style:style>
    <style:style style:name="T20" style:family="text">
      <style:text-properties fo:background-color="#ffff00" loext:char-shading-value="0"/>
    </style:style>
    <style:style style:name="T21" style:family="text">
      <style:text-properties officeooo:rsid="0050aa74"/>
    </style:style>
    <style:style style:name="T22" style:family="text">
      <style:text-properties officeooo:rsid="005317ab"/>
    </style:style>
    <style:style style:name="T23" style:family="text">
      <style:text-properties officeooo:rsid="00547946"/>
    </style:style>
    <style:style style:name="T24" style:family="text">
      <style:text-properties officeooo:rsid="005a249b"/>
    </style:style>
    <style:style style:name="T25" style:family="text">
      <style:text-properties officeooo:rsid="005c067a"/>
    </style:style>
    <style:style style:name="T26" style:family="text">
      <style:text-properties officeooo:rsid="0060317c"/>
    </style:style>
    <style:style style:name="T27" style:family="text">
      <style:text-properties officeooo:rsid="006102fe"/>
    </style:style>
    <style:style style:name="T28" style:family="text">
      <style:text-properties fo:color="#c9211e" loext:opacity="100%" fo:font-weight="bold" style:font-weight-asian="bold" style:font-weight-complex="bold"/>
    </style:style>
    <style:style style:name="T29" style:family="text">
      <style:text-properties fo:color="#c9211e" loext:opacity="100%" fo:font-weight="bold" officeooo:rsid="00607023" style:font-weight-asian="bold" style:font-weight-complex="bold"/>
    </style:style>
    <style:style style:name="T30" style:family="text">
      <style:text-properties officeooo:rsid="006aee69"/>
    </style:style>
    <style:style style:name="T31" style:family="text">
      <style:text-properties officeooo:rsid="007035e2"/>
    </style:style>
    <style:style style:name="T32" style:family="text">
      <style:text-properties officeooo:rsid="00714ce4"/>
    </style:style>
    <style:style style:name="T33" style:family="text">
      <style:text-properties officeooo:rsid="0075abe1"/>
    </style:style>
    <style:style style:name="T34" style:family="text">
      <style:text-properties officeooo:rsid="007f402f"/>
    </style:style>
    <style:style style:name="T35" style:family="text">
      <style:text-properties officeooo:rsid="0083645e"/>
    </style:style>
    <style:style style:name="T36" style:family="text">
      <style:text-properties officeooo:rsid="00894303"/>
    </style:style>
    <style:style style:name="T37" style:family="text">
      <style:text-properties officeooo:rsid="008ab56b"/>
    </style:style>
    <style:style style:name="T38" style:family="text">
      <style:text-properties officeooo:rsid="0091c95c"/>
    </style:style>
    <style:style style:name="T39" style:family="text">
      <style:text-properties officeooo:rsid="0091e04a"/>
    </style:style>
    <style:style style:name="T40" style:family="text">
      <style:text-properties officeooo:rsid="00af8970"/>
    </style:style>
    <style:style style:name="T41" style:family="text">
      <style:text-properties officeooo:rsid="00b104c1"/>
    </style:style>
    <style:style style:name="T42" style:family="text">
      <style:text-properties officeooo:rsid="00b4e486"/>
    </style:style>
    <style:style style:name="T43" style:family="text">
      <style:text-properties officeooo:rsid="00b53e5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au droit</text:p>
      <text:p text:style-name="P1"/>
      <text:p text:style-name="P1"><text:a xlink:type="simple" xlink:href="https://cours-de-droit.net/introduction-au-droit-sources-du-droit-notion-de-droit-droit-des-biens-a121602162/" text:style-name="Internet_20_link" text:visited-style-name="Visited_20_Internet_20_Link">https://cours-de-droit.net/introduction-au-droit-sources-du-droit-notion-de-droit-droit-des-biens-a121602162/</text:a></text:p>
      <text:p text:style-name="P1"/>
      <text:p text:style-name="P39">Le <text:span text:style-name="T2">droit</text:span> <text:span text:style-name="T1">est un ensemble de </text:span><text:span text:style-name="T7">règles</text:span><text:span text:style-name="T1">.</text:span></text:p>
      <text:p text:style-name="P2"/>
      <text:p text:style-name="P3">Une règle <text:span text:style-name="T6">organise</text:span> la vie <text:span text:style-name="T11">dans une société </text:span><text:span text:style-name="T13">(voir infra « réguler c’est garantir l’</text:span><text:span text:style-name="T8">ordre social</text:span><text:span text:style-name="T13"> »</text:span></text:p>
      <text:p text:style-name="P3"/>
      <text:p text:style-name="P16">Organiser dans le sens de <text:span text:style-name="T2">réguler</text:span>.</text:p>
      <text:p text:style-name="P16"/>
      <text:p text:style-name="P16">La règle régule la société.</text:p>
      <text:p text:style-name="P16"/>
      <text:p text:style-name="P16">Il s’a<text:span text:style-name="T12">git de </text:span><text:span text:style-name="T4">réguler</text:span><text:span text:style-name="T12"> des rapports entre des tiers.</text:span></text:p>
      <text:p text:style-name="P16"/>
      <text:p text:style-name="P17">Ces tiers sont les <text:span text:style-name="T2">individus</text:span> et les <text:span text:style-name="T2">entités</text:span>.</text:p>
      <text:p text:style-name="P16"/>
      <text:p text:style-name="P17"><text:span text:style-name="T2">Réguler</text:span> des rapports entre individus et entités.</text:p>
      <text:p text:style-name="P17"/>
      <text:p text:style-name="P17">Les entités sont privés ou publiques.</text:p>
      <text:p text:style-name="P17"/>
      <text:p text:style-name="P18">Réguler c’est garantir l’<text:span text:style-name="T2">ordre social</text:span>.</text:p>
      <text:p text:style-name="P18"/>
      <text:p text:style-name="P19">Réguler c’est <text:span text:style-name="T6">fixer</text:span> des <text:span text:style-name="T2">obligation</text:span><text:span text:style-name="T3">s</text:span>.</text:p>
      <text:p text:style-name="P19"/>
      <text:p text:style-name="P19">Réguler c’est fixer des <text:span text:style-name="T2">droits</text:span></text:p>
      <text:p text:style-name="P19"/>
      <text:p text:style-name="P19">Réguler c’est fixer des <text:span text:style-name="T2">sanctions</text:span></text:p>
      <text:p text:style-name="P5"/>
      <text:p text:style-name="P5"/>
      <text:p text:style-name="P19"/>
      <text:p text:style-name="P21">Chapitre 1.Les cadres de la vie juridique</text:p>
      <text:p text:style-name="P21"/>
      <text:p text:style-name="P21"/>
      <text:p text:style-name="P20"/>
      <text:p text:style-name="P23">I.La notion de droit</text:p>
      <text:p text:style-name="P20"/>
      <text:p text:style-name="P20">Dans la vie quotidienne, on entend souvent parler de <text:span text:style-name="T6">droit</text:span> et de <text:span text:style-name="T6">justice</text:span>.</text:p>
      <text:p text:style-name="P20"/>
      <text:p text:style-name="P20">Mais qu’est ce que le <text:span text:style-name="T2">droit</text:span> et surtout qu’est ce que la <text:span text:style-name="T2">justice </text:span>?</text:p>
      <text:p text:style-name="P20"/>
      <text:p text:style-name="P20"/>
      <text:p text:style-name="P52">A.Definition de droit et de justice</text:p>
      <text:p text:style-name="P20"/>
      <text:p text:style-name="P25">Il s’agit de définir <text:span text:style-name="T14">le mot </text:span><text:span text:style-name="T6">juridique</text:span> et <text:span text:style-name="T14">mot</text:span> <text:span text:style-name="T6">judiciaire</text:span></text:p>
      <text:p text:style-name="P25"/>
      <text:p text:style-name="P26">Le mot <text:span text:style-name="T6">juridique</text:span> vient de <text:span text:style-name="T6">droit</text:span>.</text:p>
      <text:p text:style-name="P26"/>
      <text:p text:style-name="P26">Le mot <text:span text:style-name="T6">judiciaire</text:span> vient de <text:span text:style-name="T6">justice</text:span>.</text:p>
      <text:p text:style-name="P20"/>
      <text:p text:style-name="P27">On parle de juridique quand on parle de loi par exemple</text:p>
      <text:p text:style-name="P27"/>
      <text:p text:style-name="P27"><text:soft-page-break/>On parle de juridique quand on parle de reglement par exemple </text:p>
      <text:p text:style-name="P27"/>
      <text:p text:style-name="P28">on parle de juridique quand on parle d’application de la loi ou du reglement dans un domaine de la société</text:p>
      <text:p text:style-name="P27"/>
      <text:p text:style-name="P29">On parle judiciaire pour décrirer le fonctionnement de la Justice.</text:p>
      <text:p text:style-name="P29"/>
      <text:p text:style-name="P30">On parle judiciaire pour décrire les tribunaux</text:p>
      <text:p text:style-name="P30"/>
      <text:p text:style-name="P31">on parle judiciaire pour décrire les proc<text:span text:style-name="T16">ès</text:span></text:p>
      <text:p text:style-name="P31"/>
      <text:p text:style-name="P31">on parle judiciaire pour décrire les <text:span text:style-name="T15">décisions rendues par les juges</text:span></text:p>
      <text:p text:style-name="P31"/>
      <text:p text:style-name="P31"/>
      <text:p text:style-name="P32">La distinction juridique / judiciaire est importante</text:p>
      <text:p text:style-name="P32"/>
      <text:p text:style-name="P37">Le droit <text:span text:style-name="T18">est </text:span>l’épine dorsale de notre vie en société</text:p>
      <text:p text:style-name="P33"/>
      <text:p text:style-name="P36">Sans le droit la société ne tient pas debout</text:p>
      <text:p text:style-name="P33"/>
      <text:p text:style-name="P34">Qu’est ce que le droit exactement ? </text:p>
      <text:p text:style-name="P34"/>
      <text:p text:style-name="P34">On a vu que le droit est un ensemble de regles <text:span text:style-name="T17">qui organisent la vie dans une société.</text:span></text:p>
      <text:p text:style-name="P33"/>
      <text:p text:style-name="P35">La reformulation est la suivante :</text:p>
      <text:p text:style-name="P35"/>
      <text:p text:style-name="P40">Le droit est l’ensemble des règles qui <text:span text:style-name="T2">régissent</text:span> (déterminent) les <text:span text:style-name="T6">interactions humaines</text:span> au sein d’une <text:span text:style-name="T6">communauté.</text:span></text:p>
      <text:p text:style-name="P33"/>
      <text:p text:style-name="P36">Ces règles qui régissent les interactions humaines ont trois caracteristiques </text:p>
      <text:p text:style-name="P36"/>
      <text:p text:style-name="P36">1) La règle est <text:span text:style-name="T2">générale</text:span></text:p>
      <text:p text:style-name="P6"/>
      <text:p text:style-name="P7">La règle de droit s’applique a tous</text:p>
      <text:p text:style-name="P36"/>
      <text:p text:style-name="P36">2) la règle est <text:span text:style-name="T2">permanente</text:span></text:p>
      <text:p text:style-name="P6"/>
      <text:p text:style-name="P8">Il faut l’abroger pour la terminer</text:p>
      <text:p text:style-name="P36"/>
      <text:p text:style-name="P36">3) la règle est <text:span text:style-name="T2">obligatoire</text:span></text:p>
      <text:p text:style-name="P6"/>
      <text:p text:style-name="P8">Le non respect de la règle appelle une <text:span text:style-name="T20">sanction</text:span> </text:p>
      <text:p text:style-name="P36"/>
      <text:p text:style-name="P41">Il exite d’autres règles <text:span text:style-name="T19">que la règle de droit</text:span>. La <text:span text:style-name="T6">règle morale.</text:span> La <text:span text:style-name="T6">règle religieuse</text:span>.</text:p>
      <text:p text:style-name="P32"/>
      <text:p text:style-name="P42">Comment distinguer veritablement une règle de droit ou règle juridique d’une règle morale ou religieuse ?</text:p>
      <text:p text:style-name="P42"/>
      <text:p text:style-name="P43">C’est le caractère <text:span text:style-name="T2">contraignant </text:span>de la règle de droit qui la distingue de la règle morale ou religieuse.</text:p>
      <text:p text:style-name="P43"/>
      <text:p text:style-name="P44">Une contrainte est une entrave à la liberté d’action, la règle de droit est une entrave a la liberte d’action. </text:p>
      <text:p text:style-name="P44"><text:soft-page-break/></text:p>
      <text:p text:style-name="P44">Et si on veut éviter l’entrave a la liberte d’action ? Passer au -dessus ou contourner, cad la <text:span text:style-name="T2">transgression</text:span>.</text:p>
      <text:p text:style-name="P44"/>
      <text:p text:style-name="P45">Alors la transgression d’une regle droit a des consequences sur l’individu.</text:p>
      <text:p text:style-name="P45"/>
      <text:p text:style-name="P45">Il s’expose à des <text:span text:style-name="T6">sanctions</text:span>. On a vu supra que réguler c’est fixer des sanctions. </text:p>
      <text:p text:style-name="P45"/>
      <text:p text:style-name="P46">L’État est responsable des sanctions. L’État prévoit les sanctions. L’État applique les sanctions.</text:p>
      <text:p text:style-name="P46"/>
      <text:p text:style-name="P46"><text:span text:style-name="T2">La mise en application du droit : un processus organisé</text:span> </text:p>
      <text:p text:style-name="P32"/>
      <text:p text:style-name="P47">La sanction en cas de non-respect du droit n’est pas arbitraire.</text:p>
      <text:p text:style-name="P47"/>
      <text:p text:style-name="P47">La sanction est prédéfinie : les conséquences d’une <text:span text:style-name="T9">infraction</text:span> sont généralement établies à l’avance.</text:p>
      <text:p text:style-name="P47"/>
      <text:p text:style-name="P48">La sanction est appliquée par ce qu’on appelle les <text:span text:style-name="T6">organes étatiques</text:span>.</text:p>
      <text:p text:style-name="P48"/>
      <text:p text:style-name="P49">Parmi ceux-ci on distingue deux acteurs principaux :</text:p>
      <text:p text:style-name="P48"/>
      <text:p text:style-name="P49">1) <text:span text:style-name="T2">Le juge </text:span></text:p>
      <text:p text:style-name="P48"/>
      <text:p text:style-name="P49">2) L’agent</text:p>
      <text:p text:style-name="P48"/>
      <text:p text:style-name="P51">B.Droit et religion </text:p>
      <text:p text:style-name="P48"/>
      <text:p text:style-name="P50">La France est un etat <text:span text:style-name="T10">laïc</text:span>. </text:p>
      <text:p text:style-name="P50"/>
      <text:p text:style-name="P50">Mais la france porte encore des traces de son heritage religieux qui est <text:span text:style-name="T6">judeo-chretien</text:span>.</text:p>
      <text:p text:style-name="P50"/>
      <text:p text:style-name="P50">Que veut dire des <text:span text:style-name="T6">traces </text:span>? Une influence qui se manifeste dans le droit.</text:p>
      <text:p text:style-name="P50"/>
      <text:p text:style-name="P53">Dans le droit du travail : le repos dominical, aujourd’hui justifié par des raisons sociales, trouve son origine dans la tradition chrétienne.</text:p>
      <text:p text:style-name="P53"/>
      <text:p text:style-name="P54">Dans le droit civil : L’obligation de respect envers les parents, qui se traduit par le devoir d’assistance, reflete des valeurs religieuses anciennes.</text:p>
      <text:p text:style-name="P54"/>
      <text:p text:style-name="P55">Dans le <text:span text:style-name="T2">droit pénal</text:span> : les interdictions de <text:span text:style-name="T6">vol</text:span> et de <text:span text:style-name="T6">meurtre</text:span>, bien que universelles, font écho aux commandements bibliques.</text:p>
      <text:p text:style-name="P54"/>
      <text:p text:style-name="P56">L’intensite de cette influence religieuse varie selon le degre de laicite de l’État</text:p>
      <text:p text:style-name="P56"/>
      <text:p text:style-name="P9">c) Le droit et la morale</text:p>
      <text:p text:style-name="P56"/>
      <text:p text:style-name="P57">Le droit ne peut pas se dissocier de la morale.</text:p>
      <text:p text:style-name="P57"/>
      <text:p text:style-name="P58">Le droit ne peut se dissocier des mœurs de la societe qu’il <text:span text:style-name="T6">regit (voir definition supra).</text:span></text:p>
      <text:p text:style-name="P38"/>
      <text:p text:style-name="P59">Cette relation entre droit et la morale se manifeste de plusieurs façons </text:p>
      <text:p text:style-name="P59"/>
      <text:p text:style-name="P69">1) <text:span text:style-name="T21">Les lois evoluent en fonction des changements sociaux</text:span></text:p>
      <text:p text:style-name="P60"><text:soft-page-break/>Changement social : PACS </text:p>
      <text:p text:style-name="P60"/>
      <text:p text:style-name="P60">Evolution des lois des droits successoraux</text:p>
      <text:p text:style-name="P60"/>
      <text:p text:style-name="P60"><text:span text:style-name="T22">Evolution des valeurs familiales</text:span>: enfants legitimes et adulterins</text:p>
      <text:p text:style-name="P60"/>
      <text:p text:style-name="P61">Egalite de droits <text:span text:style-name="T23">entre enfants legitimes et enfants adulterins</text:span></text:p>
      <text:p text:style-name="P61"/>
      <text:p text:style-name="P70"><text:span text:style-name="T5">2)</text:span><text:span text:style-name="T2">Le rôle du juge face aux questions morales</text:span>. </text:p>
      <text:p text:style-name="P63"/>
      <text:p text:style-name="P67">On rappelle que le juge fait l’application du droit</text:p>
      <text:p text:style-name="P62"/>
      <text:p text:style-name="P64">Un juge est souvent confronte a des situations non prevues par la loi. </text:p>
      <text:p text:style-name="P64"/>
      <text:p text:style-name="P64">Le juge ne peut pas <text:span text:style-name="T24">se referer au droit lors d’une situation non prevue </text:span><text:span text:style-name="T25">et dont a quoi se refert il ?</text:span></text:p>
      <text:p text:style-name="P64"/>
      <text:p text:style-name="P65"><text:span text:style-name="T26">Le </text:span><text:span text:style-name="T27">juge</text:span> se refert a sa propre morale.</text:p>
      <text:p text:style-name="P61"/>
      <text:p text:style-name="P66">Le <text:span text:style-name="T6">déni de justice</text:span> oblige le juge a trancher un litige meme en l’absence de texte specifique.</text:p>
      <text:p text:style-name="P32"/>
      <text:p text:style-name="P68"><text:span text:style-name="T29">3) </text:span><text:span text:style-name="T28">Il existe une influence de la morale sur les décisions de justice.</text:span> </text:p>
      <text:p text:style-name="P68"/>
      <text:p text:style-name="P71"><text:span text:style-name="T2">L’arret Perruche en 1995</text:span>. Cet arret illustre l’evolution du droit en reponse a des questions ethiques complexes.</text:p>
      <text:p text:style-name="P71"/>
      <text:p text:style-name="P72">En reconnaissant la possibilite d’une indemnisation pour etre ne handicape, la Cour de cassation a ouvert un debat moral et juridique important.</text:p>
      <text:p text:style-name="P72"/>
      <text:p text:style-name="P72"/>
      <text:p text:style-name="P72"/>
      <text:p text:style-name="P10">D.Les grandes disciplines juridiques</text:p>
      <text:p text:style-name="P73"/>
      <text:p text:style-name="P74">Le droit, pilier de notre societe, se divise en plusieurs branches, chacune regissant des aspects specifiques de notre vie en communaute.</text:p>
      <text:p text:style-name="P74"/>
      <text:p text:style-name="P76">a) La summa divisio : droit public et droit prive</text:p>
      <text:p text:style-name="P74"/>
      <text:p text:style-name="P75">Le monde juridique se scinde traditionnellement en deux grandes categories :</text:p>
      <text:p text:style-name="P75"/>
      <text:p text:style-name="P75"><text:span text:style-name="T2">1.Le droit public</text:span> : il regit les relations entre l’État et les citoyens, ainsi que l’organisation de l’État lui meme</text:p>
      <text:p text:style-name="P75"/>
      <text:p text:style-name="P75"><text:span text:style-name="T2">2.Le droit prive</text:span> : il encadre les relations entre les particuliers et les entites prives.</text:p>
      <text:p text:style-name="P75"/>
      <text:p text:style-name="P75">Cette distinction fondamentale, appellee « summa divisio » structure l’ensemble de notre systeme juridique. </text:p>
      <text:p text:style-name="P74"/>
      <text:p text:style-name="P83">b) les disciplines de droit prive : au coeur des relations individuelles</text:p>
      <text:p text:style-name="P77"/>
      <text:p text:style-name="P77">Le droit prive englobe un vaste ensemble de regles qui touchent a deux choses </text:p>
      <text:p text:style-name="P77"/>
      <text:p text:style-name="P77"><text:span text:style-name="T32">Primo) </text:span>la vie quotidienne des citoyens </text:p>
      <text:p text:style-name="P77"><text:soft-page-break/><text:span text:style-name="T32">Secundo)</text:span> Les citoyens creent des organisations</text:p>
      <text:p text:style-name="P74"/>
      <text:p text:style-name="P78">Le droit prive se compose de plusieurs branches </text:p>
      <text:p text:style-name="P78"/>
      <text:p text:style-name="P78"><text:span text:style-name="T2">droit civil</text:span> </text:p>
      <text:p text:style-name="P78"/>
      <text:p text:style-name="P78">le droit des personnes (filiation, etat civil)</text:p>
      <text:p text:style-name="P78"/>
      <text:p text:style-name="P78"><text:span text:style-name="T30">l</text:span>e droit des obligations et des contrats </text:p>
      <text:p text:style-name="P78"/>
      <text:p text:style-name="P78">le droit des regimes matromoniaux</text:p>
      <text:p text:style-name="P78"/>
      <text:p text:style-name="P81">le droit des biens</text:p>
      <text:p text:style-name="P79"/>
      <text:p text:style-name="P81">Le droit des successions</text:p>
      <text:p text:style-name="P79"/>
      <text:p text:style-name="P80">Le droit civil est omnipresent dans notre vie, de la naissance a la mort, en passant par le mariage, l’achat d’une maison ou la signature d’un contrat. </text:p>
      <text:p text:style-name="P80"/>
      <text:p text:style-name="P82">Les droits annexes : ils completent le droit civil pour repondre a des besoins specifiques de notre societe moderne</text:p>
      <text:p text:style-name="P82"/>
      <text:p text:style-name="P82">Le droit social</text:p>
      <text:p text:style-name="P82"/>
      <text:p text:style-name="P82">Le droit des affaires</text:p>
      <text:p text:style-name="P82"/>
      <text:p text:style-name="P82">Le droit de la consommations</text:p>
      <text:p text:style-name="P82"/>
      <text:p text:style-name="P82">Le droit de l’environnement</text:p>
      <text:p text:style-name="P82"/>
      <text:p text:style-name="P82">c) Les disciplines du droit public : l’organisation de l’État et ses relations avec les citoyens</text:p>
      <text:p text:style-name="P82"/>
      <text:p text:style-name="P88">Le droit constitutionnel</text:p>
      <text:p text:style-name="P88"/>
      <text:p text:style-name="P88">Le droit administratif</text:p>
      <text:p text:style-name="P88"/>
      <text:p text:style-name="P88">Le droit fiscal</text:p>
      <text:p text:style-name="P88"/>
      <text:p text:style-name="P89">Le droit international public </text:p>
      <text:p text:style-name="P89"/>
      <text:p text:style-name="P24">I<text:span text:style-name="T31">I.Les sources du droit </text:span></text:p>
      <text:p text:style-name="P89"/>
      <text:p text:style-name="P90">La loi renvoie aux sources ecrites mais il existe egalement la coutume et la jurisprudence. Le droit, pillier de notre societe, puise sa substance dans diverses sources</text:p>
      <text:p text:style-name="P90"/>
      <text:p text:style-name="P94">A.La hierarchie des normes : une pyramide juridique</text:p>
      <text:p text:style-name="P90"/>
      <text:p text:style-name="P91">Notre systeme juridique s’organise tel une pyramide, ou chaque norme doit respecter celles qui lui sont superieures. Au sommet de cette hierarchie trone la Constitution, veritable mere de toutes les lois. Elle peut etre soumise au contrôle du Conseil constitutionnel par diverses autorites, dont le President de la Republique, les presidents des assemblees, ou un groupe de parlementaires.</text:p>
      <text:p text:style-name="P91"/>
      <text:p text:style-name="P92"><text:soft-page-break/>Sous la Constitution, on trouve :</text:p>
      <text:p text:style-name="P92"/>
      <text:p text:style-name="P92">1.<text:span text:style-name="T2">Les traites internationaux</text:span> : ils ont une valeur superieure aux lois nationales, a condition d’avoir ete ratifies.</text:p>
      <text:p text:style-name="P92"/>
      <text:p text:style-name="P92"><text:span text:style-name="T2">Exemple </text:span>: le traite de Rome, fondateur de l’Union europeenne</text:p>
      <text:p text:style-name="P92"/>
      <text:p text:style-name="P92">2.<text:span text:style-name="T2">Les lois</text:span> : <text:span text:style-name="T33">votees par le Parlement, elles constituent le coeur de notre droit</text:span></text:p>
      <text:p text:style-name="P92"/>
      <text:p text:style-name="P93">3.<text:span text:style-name="T2">les decrets</text:span> : Emis par le president de la Republique ou le Premier ministre, ils precisent l’application des lois</text:p>
      <text:p text:style-name="P93"/>
      <text:p text:style-name="P93">4.<text:span text:style-name="T2">Les arretes </text:span>: pris par les ministres, prefets ou maires, ils reglent des questions plus specifiques ou locales</text:p>
      <text:p text:style-name="P93"/>
      <text:p text:style-name="P95"><text:span text:style-name="T33">B</text:span>.La <text:span text:style-name="T33">loi : caracteristiques et application</text:span></text:p>
      <text:p text:style-name="P93"/>
      <text:p text:style-name="P93">La loi, pierre angulaire de notre systeme juridique, possede trois caracteristiques fondamentales :</text:p>
      <text:p text:style-name="P93"/>
      <text:p text:style-name="P96">1.La <text:span text:style-name="T2">generalite</text:span> : Elle s’applique a tous les citoyens sur l’ensemble du territoire, sans distinction. </text:p>
      <text:p text:style-name="P96"/>
      <text:p text:style-name="P96">2.La <text:span text:style-name="T2">permancence </text:span>: une loi reste en vigeur jusqu’a son abrogation</text:p>
      <text:p text:style-name="P96"/>
      <text:p text:style-name="P96">3.Le <text:span text:style-name="T2">caractere obligatoire</text:span> </text:p>
      <text:p text:style-name="P96"/>
      <text:p text:style-name="P97"><text:span text:style-name="T2">La publication : un acte indispensable</text:span> </text:p>
      <text:p text:style-name="P97"/>
      <text:p text:style-name="P97">Pour etre applicable, une loi doit etre connue. Sa publication au Journal Officiel remplit cette fonction, suivant le principe « nul n’est cense ignorer la loi »</text:p>
      <text:p text:style-name="P97"/>
      <text:p text:style-name="P97"><text:span text:style-name="T2">Le principe de non-retroactvite : regard vers l’avenir</text:span> </text:p>
      <text:p text:style-name="P97"/>
      <text:p text:style-name="P98"><text:span text:style-name="T28">L’article 2 du Code civil </text:span>pose un principe fondamental : <text:span text:style-name="T6">la loi ne dipose que pour l’avenir</text:span>.</text:p>
      <text:p text:style-name="P98"/>
      <text:p text:style-name="P99">Cela signifie qu’une nouvelle loi ne peut pas s’appliquer a des situations anterieures <text:span text:style-name="T34">a sa publication.</text:span></text:p>
      <text:p text:style-name="P99"/>
      <text:p text:style-name="P100">On parle d’application immediate : la loi s’applique aux situations en cours, mais pas a celle déjà etablies.</text:p>
      <text:p text:style-name="P100"/>
      <text:p text:style-name="P100">Cependant ce principe connaît deux exceptions :</text:p>
      <text:p text:style-name="P100"/>
      <text:p text:style-name="P100">1.La loi se declare elle-meme retroactive </text:p>
      <text:p text:style-name="P100"/>
      <text:p text:style-name="P100">2.Les lois interpretatives</text:p>
      <text:p text:style-name="P100"/>
      <text:p text:style-name="P100">3.Lois penales plus douces</text:p>
      <text:p text:style-name="P100"/>
      <text:p text:style-name="P101">C.Les sources concurrentes</text:p>
      <text:p text:style-name="P101"/>
      <text:p text:style-name="P102">Bien que la loi soit la source principale du droit en France, 3 autres sources jouent un rôle important :</text:p>
      <text:p text:style-name="P102"><text:soft-page-break/>1.La coutume : <text:span text:style-name="T35">Pratique repetee consideree comme obligatoire. Bien que moins pregnante aujourd’hui, elle reste importante dans certains domaines (droit commercial, droit international).</text:span></text:p>
      <text:p text:style-name="P102"/>
      <text:p text:style-name="P103">2.La jurisprudence : ensemble des decisions de justice. Elle interprete la loi et comble ses lacunes</text:p>
      <text:p text:style-name="P103"/>
      <text:p text:style-name="P103">3.Doctrine : ensemble des theories ou opinion des juristes.</text:p>
      <text:p text:style-name="P100"/>
      <text:p text:style-name="P104">Chacune de ces sources joue un rôle specifique :</text:p>
      <text:p text:style-name="P104"/>
      <text:p text:style-name="P104">La coutume ancre le droit dans les pratiques sociales</text:p>
      <text:p text:style-name="P104"/>
      <text:p text:style-name="P104">La doctrine apporte l’eclairage des experts et stimule la reflexion juridique</text:p>
      <text:p text:style-name="P104"/>
      <text:p text:style-name="P105">La jurisprudence adapte le droit aux realites concretes et fait evoluer son interpretation</text:p>
      <text:p text:style-name="P105"/>
      <text:p text:style-name="P84">1) La coutume : l’heritage des pratiques anciennes</text:p>
      <text:p text:style-name="P105"/>
      <text:p text:style-name="P106">La coutume, source de droit souvent meconnue, se definit comme <text:span text:style-name="T2">une pratique repetee au sein d’un groupe, qui finit par etre consideree comme une regle obligatoire</text:span>. </text:p>
      <text:p text:style-name="P106"/>
      <text:p text:style-name="P106">Ses caracteristiques principales sont : </text:p>
      <text:p text:style-name="P106"/>
      <text:p text:style-name="P106">1.Oralite : <text:s/><text:span text:style-name="T36">contrairement a la loi, la coutume n’est generalement pas ecrite</text:span></text:p>
      <text:p text:style-name="P106"/>
      <text:p text:style-name="P107">2.Application locale : elle peut varier d’une region a l’autre</text:p>
      <text:p text:style-name="P107"/>
      <text:p text:style-name="P107">3.Consensus : <text:span text:style-name="T37">Pour etre valide, une coutume doit faire l’objet d’un accord tacite au sein de la communaute.</text:span></text:p>
      <text:p text:style-name="P107"/>
      <text:p text:style-name="P108">Un exemple classique de coutume est l’usage pour une femme de prendre le nom de son epoux lors du mariage. Bien que cette pratique ne soit pas imposee par la loi, elle est largement repandue et acceptee.</text:p>
      <text:p text:style-name="P108"/>
      <text:p text:style-name="P85">2) La doctrine : l’eclairage des experts</text:p>
      <text:p text:style-name="P108"/>
      <text:p text:style-name="P109">La doctrine represente l’ensemble des opinions et des theories emises par les juristes dans leurs ecrits. Son rôle est important pour :</text:p>
      <text:p text:style-name="P109"/>
      <text:p text:style-name="P109">1.interpreter la loi : les auteurs analysent les textes legislatifs pour en clarifier le sens et la portee</text:p>
      <text:p text:style-name="P109">2.commenter les decisions de justice : ils etudient la jurisprudence pour en degager les principes et les implications</text:p>
      <text:p text:style-name="P109">3.Influencer l’evolution du droit : leurs reflexions peuvent inspirer de futures lois ou decisions de justice </text:p>
      <text:p text:style-name="P109"/>
      <text:p text:style-name="P109">Bien que la doctrine n’ait pas de valeur juridique contraignante, son influence est considerable. Elle guide les practiciens du droit et peut orienter les decisions des tribunaux.</text:p>
      <text:p text:style-name="P109"/>
      <text:p text:style-name="P86">3) La jurisprudence : le droit en action</text:p>
      <text:p text:style-name="P110"/>
      <text:p text:style-name="P110">La jurisprudence designe l’ensemble des decisions ren<text:span text:style-name="T38">dues par les tribunaux. Elle joue un rôle fondamental dans notre systeme juridique pour plusieurs raisons :</text:span></text:p>
      <text:p text:style-name="P110"/>
      <text:p text:style-name="P111"><text:soft-page-break/>1.Intrepretation de la loi : les juges clarifient le sens des textes legislatifs en les appliquant a des cas concrets</text:p>
      <text:p text:style-name="P111">2.Comblement des lacunes : <text:span text:style-name="T39">la jurisprudence peut créer des solutions la ou la loi est silencieuse</text:span></text:p>
      <text:p text:style-name="P112">3.Adaptation de la loi : elle permet au systeme juridique de s’adapter aux evolutions sociales sans attendre une intervention du legislateur</text:p>
      <text:p text:style-name="P112"/>
      <text:p text:style-name="P113">L’importance de la hierarchie judiciaire</text:p>
      <text:p text:style-name="P113"/>
      <text:p text:style-name="P113">La portee d’une decision jurisprudentielle depend de la position de la juridiction qui l’a rendue dans la hierarchie judiciaire. </text:p>
      <text:p text:style-name="P113"/>
      <text:p text:style-name="P113">Par exemple, une decision de l’assemblee pleniere de la Cour de Cassation a une autorite considerable et s’impose aux juridictions inferieures.</text:p>
      <text:p text:style-name="P113"/>
      <text:p text:style-name="P113">Forces et faiblesses de la jurisprudence </text:p>
      <text:p text:style-name="P113"/>
      <text:p text:style-name="P114">La jurisprudence presente certaines limites par rapport a la loi :</text:p>
      <text:p text:style-name="P114"/>
      <text:p text:style-name="P114">1.Relativite : une decision de justice ne s’applique en principe qu’aux parties au proces</text:p>
      <text:p text:style-name="P114">2.Fragilite : la jurisprudence peut evoluer, parfois de maniere inattendue (on parle de « revirement de jurisprudence »)</text:p>
      <text:p text:style-name="P114"/>
      <text:p text:style-name="P114">Malgre ces limites, la jurisprudence est une veritable source creatrice de droit. Un exemple marquant est l’arrêt de 1976 definissant la cessation de paiement d’une entreprise, dont les principes ont ete par la suite integres dans la loi.</text:p>
      <text:p text:style-name="P114"/>
      <text:p text:style-name="P22">Chapitre 2.Les acteurs de la vie juridique</text:p>
      <text:p text:style-name="P115"/>
      <text:p text:style-name="P11">I.La personne physique face au juridiques</text:p>
      <text:p text:style-name="P116"/>
      <text:p text:style-name="P116">La dualite des acteurs juridiques</text:p>
      <text:p text:style-name="P116"/>
      <text:p text:style-name="P116">1.La personne physique : c’est vous, c’est moi, c’est chaque individu dote de la personnalite juridique </text:p>
      <text:p text:style-name="P116">2.La personne morale : Il s’agit d’un groupement constitue de personnes physiques ou d’autres personnes morales, uni dans la poursuite d’un objectif commun.</text:p>
      <text:p text:style-name="P116"/>
      <text:p text:style-name="P116"><text:span text:style-name="T2">Exemples </text:span>: entreprises, associations, syndicats.</text:p>
      <text:p text:style-name="P116"/>
      <text:p text:style-name="P117">La personne physique face au juridique : Pour comprendre la position de l’individu dans l’univers juridique, il faut saisir la distinction fondamentale entre droit objectif et droit subjectif.</text:p>
      <text:p text:style-name="P117"/>
      <text:p text:style-name="P118">1.Le droit objectif</text:p>
      <text:list xml:id="list2615462756" text:style-name="L1">
        <text:list-item>
          <text:p text:style-name="P139">ensemble des regles juridiques ecrites</text:p>
        </text:list-item>
        <text:list-item>
          <text:p text:style-name="P139">comprend les lois, codes, reglements</text:p>
        </text:list-item>
        <text:list-item>
          <text:p text:style-name="P139">cadre general qui s’impose a tous</text:p>
        </text:list-item>
      </text:list>
      <text:p text:style-name="P118"/>
      <text:p text:style-name="P118">2.Le droit subjectif</text:p>
      <text:list xml:id="list1640607678" text:style-name="L2">
        <text:list-item>
          <text:p text:style-name="P140">ce sont les prerogatives reconnues a chaque personne par le droit objectif</text:p>
        </text:list-item>
        <text:list-item>
          <text:p text:style-name="P140">il s’agit des droits donc chacun peut se prevaloir individuellement</text:p>
        </text:list-item>
      </text:list>
      <text:p text:style-name="P119"/>
      <text:p text:style-name="P119"/>
      <text:p text:style-name="P120"><text:soft-page-break/><text:span text:style-name="T2">Les categories de droit subjectifs </text:span>: Les droits subjectifs se divisent en deux grandes categories, chacun refletant un aspect different de notre vie juridique</text:p>
      <text:p text:style-name="P120"/>
      <text:p text:style-name="P120">1.Les droits patrimoniaux</text:p>
      <text:p text:style-name="P121">ils concernent la vie economique de l’individu</text:p>
      <text:p text:style-name="P121">ils ont une valeur pecuniaire et sont transmissibles</text:p>
      <text:p text:style-name="P121">on distingue deux sous-categories</text:p>
      <text:list xml:id="list3043898235" text:style-name="L3">
        <text:list-item>
          <text:p text:style-name="P141">les droits reels</text:p>
        </text:list-item>
        <text:list-item>
          <text:p text:style-name="P141">les droits personnels</text:p>
        </text:list-item>
      </text:list>
      <text:p text:style-name="P120"/>
      <text:p text:style-name="P120"/>
      <text:p text:style-name="P122">2.Les droits extra-patrimoniaux</text:p>
      <text:p text:style-name="P122"/>
      <text:list xml:id="list887766076" text:style-name="L4">
        <text:list-item>
          <text:p text:style-name="P142">Concernent la personne elle-meme, son identite, son integrite</text:p>
        </text:list-item>
        <text:list-item>
          <text:p text:style-name="P142">Ils n’ont pas de valeur pecuniaire directe et sont generalement incessibles</text:p>
        </text:list-item>
      </text:list>
      <text:p text:style-name="P123"/>
      <text:p text:style-name="P87">A.Les droits de la personnalite</text:p>
      <text:p text:style-name="P123"/>
      <text:p text:style-name="P124">Dans notre societe moderne, ou la frontiere entre vie privee et vie publique s’estompe parfois, les droits de la personnalite sont des prerogatives fondamentales qui permettent a chacun de se proteger contre les atteintes a son integrite physique et morale </text:p>
      <text:p text:style-name="P124"/>
      <text:p text:style-name="P12">1.Le droit a l’intimite privee</text:p>
      <text:p text:style-name="P124"/>
      <text:p text:style-name="P125">Definition et portee des droits de la personnalite</text:p>
      <text:p text:style-name="P125"/>
      <text:p text:style-name="P125">Les droits de la personnalite sont des prerogatives juridiques permettant a tout individu de se defendre contre des atteintes portees a son corps et a son esprit. </text:p>
      <text:p text:style-name="P125"/>
      <text:p text:style-name="P125">Ces droits, inherents a la personne humaine sont :</text:p>
      <text:p text:style-name="P125"/>
      <text:list xml:id="list1907576828" text:style-name="L5">
        <text:list-item>
          <text:p text:style-name="P143">inalienables</text:p>
        </text:list-item>
        <text:list-item>
          <text:p text:style-name="P143">imprescriptibles</text:p>
        </text:list-item>
        <text:list-item>
          <text:p text:style-name="P143">opposables a tous</text:p>
        </text:list-item>
      </text:list>
      <text:p text:style-name="P125"/>
      <text:p text:style-name="P13">Le droit a l’intimite privee : un sanctuaire juridique</text:p>
      <text:p text:style-name="P126"/>
      <text:p text:style-name="P126">Le droit au respect de la vie privee est un pilier des droits de la personnalite. Il est consacre par plusieurs textes fondamentaux :</text:p>
      <text:p text:style-name="P126"/>
      <text:list xml:id="list2256495669" text:style-name="L6">
        <text:list-item>
          <text:p text:style-name="P144">art 12 ddh</text:p>
        </text:list-item>
        <text:list-item>
          <text:p text:style-name="P144">art 8 cedh</text:p>
        </text:list-item>
        <text:list-item>
          <text:p text:style-name="P144">art 9 code civil</text:p>
        </text:list-item>
      </text:list>
      <text:p text:style-name="P127"/>
      <text:p text:style-name="P14">L’article 9 du code civil : Le bouclier de la vie privee</text:p>
      <text:p text:style-name="P128"/>
      <text:p text:style-name="P128">Cet article stipule que «<text:span text:style-name="T6"> chacun a droit au respect de sa vie privee</text:span> ». Il donne une definition de la vie privee comme « <text:span text:style-name="T6">sphere intime ou l’individu peut evoluer a l’abri des regards exterieurs</text:span> »</text:p>
      <text:p text:style-name="P128"/>
      <text:p text:style-name="P129">La vie privee englobe :</text:p>
      <text:p text:style-name="P132"/>
      <text:list xml:id="list426812924" text:style-name="L7">
        <text:list-item>
          <text:p text:style-name="P145">La vie familiale</text:p>
        </text:list-item>
        <text:list-item>
          <text:p text:style-name="P145"><text:soft-page-break/>La vie amicale</text:p>
        </text:list-item>
        <text:list-item>
          <text:p text:style-name="P145">La vie amoureuse</text:p>
        </text:list-item>
        <text:list-item>
          <text:p text:style-name="P145">Tout ce qui ne releve pas de la vie professionnelle ou publique</text:p>
        </text:list-item>
      </text:list>
      <text:p text:style-name="P129"/>
      <text:p text:style-name="P130"><text:span text:style-name="T2">Un point a noter </text:span>: la protection de la vie privee s’etend au-delà de la mort, soulignant l’importance accordee a ce droit par notre systeme juridique.</text:p>
      <text:p text:style-name="P130"/>
      <text:p text:style-name="P131">Mise en œuvre de la protection de la vie privee</text:p>
      <text:p text:style-name="P131"/>
      <text:p text:style-name="P132">Pour invoquer l’art.9 du code civil, deux conditions doivent etre remplies</text:p>
      <text:p text:style-name="P132"/>
      <text:p text:style-name="P132">1.Justifier d’un interet a agir</text:p>
      <text:p text:style-name="P132">2.Avoir qualite pour agir</text:p>
      <text:list xml:id="list2930860845" text:style-name="L8">
        <text:list-item>
          <text:p text:style-name="P146">la personne concernee elle-meme</text:p>
        </text:list-item>
        <text:list-item>
          <text:p text:style-name="P146">ses ayants droits</text:p>
        </text:list-item>
        <text:list-item>
          <text:p text:style-name="P146">ses representants legaux (pour les mineurs)</text:p>
        </text:list-item>
      </text:list>
      <text:p text:style-name="P133"/>
      <text:p text:style-name="P134">En cas de violation averee, deux types de sanctions doivent etre prononcees :</text:p>
      <text:p text:style-name="P134"/>
      <text:p text:style-name="P134">1.Sanctions penales </text:p>
      <text:p text:style-name="P134">2.Sanctions civiles</text:p>
      <text:list xml:id="list3361561916" text:style-name="L9">
        <text:list-item>
          <text:p text:style-name="P147">Dommages et interets</text:p>
        </text:list-item>
        <text:list-item>
          <text:p text:style-name="P147">Saisie, publication ou mise sous sequestre (sanctions materielles)</text:p>
        </text:list-item>
      </text:list>
      <text:p text:style-name="P134"/>
      <text:p text:style-name="P134"/>
      <text:p text:style-name="P133"/>
      <text:p text:style-name="P136">2.Le droit de la personne sur son image </text:p>
      <text:p text:style-name="P135"/>
      <text:p text:style-name="P135">Le droit a l’image, longtemps fonde sur l’article 1382 du cc, est desormais rattache a l’article 9 <text:span text:style-name="T40">du cc</text:span> depuis un arret decisif de la Cour de cassation du 13 juillet 1998.</text:p>
      <text:p text:style-name="P133"/>
      <text:p text:style-name="P15">Principes fondamentaux du droit a l’image </text:p>
      <text:p text:style-name="P137"/>
      <text:p text:style-name="P137">1.<text:span text:style-name="T41">toute atteinte a l’image d’une personne est condamnable, quel que le soit le support utilise</text:span></text:p>
      <text:p text:style-name="P138">2.Chacun a le droit de s’opposer a la reproduction de son image</text:p>
      <text:p text:style-name="P138">3.L’utilisation deliberement devalorisante de l’image d’une personne justifie l’intervention du juge</text:p>
      <text:p text:style-name="P138"/>
      <text:p text:style-name="P148">La cour de cassation a affirme : « chacun a le droit de s’opposer a la reproduction de son image et l’utilisation dans un sens volontairement devalorisant <text:span text:style-name="T42">de l’image d’une personne justifie que soit prise </text:span><text:span text:style-name="T43">par le juge toute mesure propre a faire cesser l’atteinte portee au droit de la personne »</text:span></text:p>
      <text:p text:style-name="P148"/>
      <text:p text:style-name="P149">L’importance croissante du droit a l’image </text:p>
      <text:p text:style-name="P149"/>
      <text:p text:style-name="P149"/>
      <text:p text:style-name="P132"/>
      <text:p text:style-name="P132"/>
      <text:p text:style-name="P131"/>
      <text:p text:style-name="P131"/>
      <text:p text:style-name="P129"/>
      <text:p text:style-name="P1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ahoma1" svg:font-family="Tahom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J"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J" style:letter-kerning="true" style:font-name-asian="NSimSun" style:font-size-asian="10.5pt" style:language-asian="zh" style:country-asian="CN"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1" style:font-family-complex="Tahoma"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6T10:28:04.527000000</meta:creation-date>
    <dc:date>2025-09-01T13:15:53.903000828</dc:date>
    <meta:editing-duration>PT11H13M23S</meta:editing-duration>
    <meta:editing-cycles>148</meta:editing-cycles>
    <meta:generator>LibreOffice/7.2.7.2$Linux_X86_64 LibreOffice_project/8d71d29d553c0f7dcbfa38fbfda25ee34cce99a2</meta:generator>
    <meta:document-statistic meta:table-count="0" meta:image-count="0" meta:object-count="0" meta:page-count="10" meta:paragraph-count="239" meta:word-count="2709" meta:character-count="16675" meta:non-whitespace-character-count="14187"/>
  </office:meta>
</office:document-meta>
</file>